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talogueRequest-2.1" table:style-name="ta1" table:print-ranges="A1:AF3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talogueRequest">
            <text:p>CatalogueRequest</text:p>
          </table:table-cell>
          <table:table-cell table:style-name="ce8" office:value-type="string" office:string-value="Catalogue Request. Details">
            <text:p>Catalogue Request. Details</text:p>
          </table:table-cell>
          <table:table-cell table:style-name="ce8" office:value-type="string" office:string-value=""/>
          <table:table-cell table:style-name="ce8" office:value-type="string" office:string-value="Catalogue Request">
            <text:p>Catalogue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request a Catalogue.">
            <text:p>A document used to request a Catalogu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atalogue Request. UBL Version Identifier. Identifier">
            <text:p>Catalogue Request. UBL Version Identifier. Identifier</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atalogue Request. Customization Identifier. Identifier">
            <text:p>Catalogue Request. Customization Identifier. Identifier</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atalogue Request. Profile Identifier. Identifier">
            <text:p>Catalogue Request. Profile Identifier. Identifier</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atalogue Request. Profile Execution Identifier. Identifier">
            <text:p>Catalogue Request. Profile Execution Identifier. Identifier</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atalogue Request. Identifier">
            <text:p>Catalogue Request. Identifier</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Catalogue Request. UUID. Identifier">
            <text:p>Catalogue Request. UUID. Identifier</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Name">
            <text:p>Name</text:p>
          </table:table-cell>
          <table:table-cell office:value-type="string" table:style-name="ce9" office:string-value="Catalogue Request. Name">
            <text:p>Catalogue Request. Name</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9]&lt;&gt;&quot;&quot;;CONCATENATE([.F9];&quot; &quot;;[.G9]);[.G9])"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9]&lt;&gt;&quot;&quot;;CONCATENATE([.J9];&quot;_ &quot;;[.I9];&quot;. Type&quot;);CONCATENATE([.I9];&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office:value-type="string" table:style-name="ce9" office:string-value="winter 2005 collection ">
            <text:p><text:s/>winter 2005 collection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Catalogue Request. Issue Date. Date">
            <text:p>Catalogue Request. Issue Date. Date</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Catalogue Request. Issue Time. Time">
            <text:p>Catalogue Request. Issue Time. Time</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Catalogue Request. Note. Text">
            <text:p>Catalogue Request. Note. Text</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9" office:string-value="Catalogue Request. Description. Text">
            <text:p>Catalogue Request. Description. Text</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3]&lt;&gt;&quot;&quot;;CONCATENATE([.F13];&quot; &quot;;[.G13]);[.G13])"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office:value-type="string" table:style-name="ce9" office:string-value="latest computer accessories for laptops ">
            <text:p><text:s/>latest computer accessories for laptops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PricingUpdateRequestIndicator">
            <text:p>PricingUpdateRequestIndicator</text:p>
          </table:table-cell>
          <table:table-cell office:value-type="string" table:style-name="ce9" office:string-value="Catalogue Request. Pricing Update Request_ Indicator. Indicator">
            <text:p>Catalogue Request. Pricing Update Request_ Indicator. Indicator</text:p>
          </table:table-cell>
          <table:table-cell table:style-name="ce9" office:value-type="string" office:string-value=""/>
          <table:table-cell office:value-type="string" table:style-name="ce9" office:string-value="Catalogue Request">
            <text:p>Catalogue Request</text:p>
          </table:table-cell>
          <table:table-cell office:value-type="string" table:style-name="ce9" office:string-value="Pricing Update Request">
            <text:p>Pricing Update Request</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4]&lt;&gt;&quot;&quot;;CONCATENATE([.F14];&quot; &quot;;[.G14]);[.G14])"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4]&lt;&gt;&quot;&quot;;CONCATENATE([.J14];&quot;_ &quot;;[.I14];&quot;. Type&quot;);CONCATENATE([.I14];&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a request for a pricing update.">
            <text:p>Indicates a request for a pricing update.</text:p>
          </table:table-cell>
          <table:table-cell office:value-type="string" table:style-name="ce9" office:string-value="default is true">
            <text:p>default is true</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ItemUpdateRequestIndicator">
            <text:p>ItemUpdateRequestIndicator</text:p>
          </table:table-cell>
          <table:table-cell office:value-type="string" table:style-name="ce9" office:string-value="Catalogue Request. Item Update Request_ Indicator. Indicator">
            <text:p>Catalogue Request. Item Update Request_ Indicator. Indicator</text:p>
          </table:table-cell>
          <table:table-cell table:style-name="ce9" office:value-type="string" office:string-value=""/>
          <table:table-cell office:value-type="string" table:style-name="ce9" office:string-value="Catalogue Request">
            <text:p>Catalogue Request</text:p>
          </table:table-cell>
          <table:table-cell office:value-type="string" table:style-name="ce9" office:string-value="Item Update Request">
            <text:p>Item Update Request</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5]&lt;&gt;&quot;&quot;;CONCATENATE([.F15];&quot; &quot;;[.G15]);[.G15])"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5]&lt;&gt;&quot;&quot;;CONCATENATE([.J15];&quot;_ &quot;;[.I15];&quot;. Type&quot;);CONCATENATE([.I15];&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a request for an update of the item specifications.">
            <text:p>Indicates a request for an update of the item specifications.</text:p>
          </table:table-cell>
          <table:table-cell office:value-type="string" table:style-name="ce9" office:string-value="default is true">
            <text:p>default is true</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LineCountNumeric">
            <text:p>LineCountNumeric</text:p>
          </table:table-cell>
          <table:table-cell office:value-type="string" table:style-name="ce9" office:string-value="Catalogue Request. Line Count. Numeric">
            <text:p>Catalogue Request. Line Count. Numeric</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6]&lt;&gt;&quot;&quot;;CONCATENATE([.F16];&quot; &quot;;[.G16]);[.G16])"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6]&lt;&gt;&quot;&quot;;CONCATENATE([.J16];&quot;_ &quot;;[.I16];&quot;. Type&quot;);CONCATENATE([.I16];&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Catalogue Lines in this document.">
            <text:p>The number of Catalogue Lines in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ValidityPeriod">
            <text:p>ValidityPeriod</text:p>
          </table:table-cell>
          <table:table-cell table:style-name="ce10" office:value-type="string" office:string-value="Catalogue Request. Validity_ Period. Period">
            <text:p>Catalogue Request. Validity_ Period. Period</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17]"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period, assigned by the Catalogue Managing party, during which the information in the Catalogue requested is to be effective. This may be given as start and end dates or a duration.">
            <text:p>The period, assigned by the Catalogue Managing party, during which the information in the Catalogue requested is to be effective. This may be given as start and end dates or a dura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Catalogue Request. Signature">
            <text:p>Catalogue Request. Signature</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ceiverParty">
            <text:p>ReceiverParty</text:p>
          </table:table-cell>
          <table:table-cell table:style-name="ce10" office:value-type="string" office:string-value="Catalogue Request. Receiver_ Party. Party">
            <text:p>Catalogue Request. Receiver_ Party. Party</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e Catalogue Request.">
            <text:p>The party receiving the Catalogue Reques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ProviderParty">
            <text:p>ProviderParty</text:p>
          </table:table-cell>
          <table:table-cell table:style-name="ce10" office:value-type="string" office:string-value="Catalogue Request. Provider_ Party. Party">
            <text:p>Catalogue Request. Provider_ Party. Party</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Provider">
            <text:p>Provid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e Catalogue Request.">
            <text:p>The party sending the Catalogue Reques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10" office:value-type="string" office:string-value="Catalogue Request. Seller_ Supplier Party. Supplier Party">
            <text:p>Catalogue Request. Seller_ Supplier Party. Supplier Party</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1]"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ontractorCustomerParty">
            <text:p>ContractorCustomerParty</text:p>
          </table:table-cell>
          <table:table-cell table:style-name="ce10" office:value-type="string" office:string-value="Catalogue Request. Contractor_ Customer Party. Customer Party">
            <text:p>Catalogue Request. Contractor_ Customer Party. Customer Party</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Contractor">
            <text:p>Contractor</text:p>
          </table:table-cell>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ustomer party responsible for the contracts with which the Catalogue is associated.">
            <text:p>The customer party responsible for the contracts with which the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RequestedCatalogueReference">
            <text:p>RequestedCatalogueReference</text:p>
          </table:table-cell>
          <table:table-cell table:style-name="ce10" office:value-type="string" office:string-value="Catalogue Request. Requested_ Catalogue Reference. Catalogue Reference">
            <text:p>Catalogue Request. Requested_ Catalogue Reference. Catalogue Reference</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Requested">
            <text:p>Requested</text:p>
          </table:table-cell>
          <table:table-cell table:style-name="ce10" office:value-type="string" office:string-value=""/>
          <table:table-cell table:style-name="ce10" office:value-type="string" office:string-value=""/>
          <table:table-cell table:style-name="ce10" table:formula="of:=[.M23]" office:value-type="string" office:string-value="Catalogue Reference">
            <text:p>Catalogue Reference</text:p>
          </table:table-cell>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 specific Catalogue; used if the Catalogue Request is for an update.">
            <text:p>A reference to a specific Catalogue; used if the Catalogue Request is for an up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ReferencedContract">
            <text:p>ReferencedContract</text:p>
          </table:table-cell>
          <table:table-cell table:style-name="ce10" office:value-type="string" office:string-value="Catalogue Request. Referenced_ Contract. Contract">
            <text:p>Catalogue Request. Referenced_ Contract. Contract</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24]"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or framework agreement with which the Catalogue being requested is associated.">
            <text:p>A contract or framework agreement with which the Catalogue being requested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TradingTerms">
            <text:p>TradingTerms</text:p>
          </table:table-cell>
          <table:table-cell table:style-name="ce10" office:value-type="string" office:string-value="Catalogue Request. Trading Terms">
            <text:p>Catalogue Request. Trading Terms</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Trading Terms">
            <text:p>Trading Terms</text:p>
          </table:table-cell>
          <table:table-cell table:style-name="ce10" office:value-type="string" office:string-value="Trading Terms">
            <text:p>Trad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ding Terms">
            <text:p>Trad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rading terms associated with the requested Catalogue.">
            <text:p>The trading terms associated with the requested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DocumentReference">
            <text:p>DocumentReference</text:p>
          </table:table-cell>
          <table:table-cell table:style-name="ce10" office:value-type="string" office:string-value="Catalogue Request. Document Reference">
            <text:p>Catalogue Request. Document Reference</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ApplicableTerritoryAddress">
            <text:p>ApplicableTerritoryAddress</text:p>
          </table:table-cell>
          <table:table-cell table:style-name="ce10" office:value-type="string" office:string-value="Catalogue Request. Applicable Territory_ Address. Address">
            <text:p>Catalogue Request. Applicable Territory_ Address. Address</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Applicable Territory">
            <text:p>Applicable Territory</text:p>
          </table:table-cell>
          <table:table-cell table:style-name="ce10" office:value-type="string" office:string-value=""/>
          <table:table-cell table:style-name="ce10" office:value-type="string" office:string-value=""/>
          <table:table-cell table:style-name="ce10" table:formula="of:=[.M27]" office:value-type="string" office:string-value="Address">
            <text:p>Address</text:p>
          </table:table-cell>
          <table:table-cell table:style-name="ce10" office:value-type="string" office:string-value="Address">
            <text:p>Addres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ddress">
            <text:p>Addres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territory (region, country, city, etc.) to which the requested Catalogue will apply, expressed as an Address.">
            <text:p>A reference to a territory (region, country, city, etc.) to which the requested Catalogue will apply, expressed as an Addres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RequestedLanguage">
            <text:p>RequestedLanguage</text:p>
          </table:table-cell>
          <table:table-cell table:style-name="ce10" office:value-type="string" office:string-value="Catalogue Request. Requested_ Language. Language">
            <text:p>Catalogue Request. Requested_ Language. Language</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Requested">
            <text:p>Requested</text:p>
          </table:table-cell>
          <table:table-cell table:style-name="ce10" office:value-type="string" office:string-value=""/>
          <table:table-cell table:style-name="ce10" office:value-type="string" office:string-value=""/>
          <table:table-cell table:style-name="ce10" table:formula="of:=[.M28]" office:value-type="string" office:string-value="Language">
            <text:p>Language</text:p>
          </table:table-cell>
          <table:table-cell table:style-name="ce10" office:value-type="string" office:string-value="Language">
            <text:p>Languag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anguage">
            <text:p>Languag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language in which the Catalogue is requested to be provided.">
            <text:p>The language in which the Catalogue is requested to be provid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RequestedClassificationScheme">
            <text:p>RequestedClassificationScheme</text:p>
          </table:table-cell>
          <table:table-cell table:style-name="ce10" office:value-type="string" office:string-value="Catalogue Request. Requested_ Classification Scheme. Classification Scheme">
            <text:p>Catalogue Request. Requested_ Classification Scheme. Classification Scheme</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Requested">
            <text:p>Requested</text:p>
          </table:table-cell>
          <table:table-cell table:style-name="ce10" office:value-type="string" office:string-value=""/>
          <table:table-cell table:style-name="ce10" office:value-type="string" office:string-value=""/>
          <table:table-cell table:style-name="ce10" table:formula="of:=[.M29]" office:value-type="string" office:string-value="Classification Scheme">
            <text:p>Classification Scheme</text:p>
          </table:table-cell>
          <table:table-cell table:style-name="ce10" office:value-type="string" office:string-value="Classification Scheme">
            <text:p>Classification Schem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lassification Scheme">
            <text:p>Classification Schem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quested classification scheme for the requested Catalogue.">
            <text:p>A requested classification scheme for the requested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CatalogueRequestLine">
            <text:p>CatalogueRequestLine</text:p>
          </table:table-cell>
          <table:table-cell table:style-name="ce10" office:value-type="string" office:string-value="Catalogue Request. Catalogue Request Line">
            <text:p>Catalogue Request. Catalogue Request Line</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0]" office:value-type="string" office:string-value="Catalogue Request Line">
            <text:p>Catalogue Request Line</text:p>
          </table:table-cell>
          <table:table-cell table:style-name="ce10" office:value-type="string" office:string-value="Catalogue Request Line">
            <text:p>Catalogue Reques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Request Line">
            <text:p>Catalogue Request Lin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n association to specific Catalogue Lines for the catalogue requested.">
            <text:p>An association to specific Catalogue Lines for the catalogue reques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